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DejaVu Sans1" svg:font-family="'DejaVu Sans'" style:font-family-generic="swiss"/>
    <style:font-face style:name="Monospace" svg:font-family="Monospace" style:font-pitch="fixed"/>
    <style:font-face style:name="WenQuanYi Zen Hei Sharp1" svg:font-family="'WenQuanYi Zen Hei Sharp'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0cm" style:contextual-spacing="false" style:page-number="auto"/>
      <style:text-properties officeooo:paragraph-rsid="00372877"/>
    </style:style>
    <style:style style:name="P2" style:family="paragraph" style:parent-style-name="Standard">
      <style:paragraph-properties fo:margin-top="0cm" fo:margin-bottom="0cm" style:contextual-spacing="false" fo:text-align="justify" style:justify-single-word="false"/>
      <style:text-properties officeooo:rsid="0016698e" officeooo:paragraph-rsid="00206356"/>
    </style:style>
    <style:style style:name="P3" style:family="paragraph" style:parent-style-name="Standard">
      <style:paragraph-properties fo:margin-top="0cm" fo:margin-bottom="0cm" style:contextual-spacing="false" fo:text-align="justify" style:justify-single-word="false"/>
      <style:text-properties fo:font-size="10pt" fo:font-style="italic" officeooo:rsid="00179036" officeooo:paragraph-rsid="0020c0ee" style:font-size-asian="10pt" style:font-style-asian="italic" style:font-size-complex="10pt"/>
    </style:style>
    <style:style style:name="P4" style:family="paragraph" style:parent-style-name="Standard">
      <style:paragraph-properties fo:margin-top="0cm" fo:margin-bottom="0cm" style:contextual-spacing="false" fo:text-align="justify" style:justify-single-word="false"/>
      <style:text-properties fo:font-size="10pt" fo:font-style="italic" officeooo:rsid="00179036" officeooo:paragraph-rsid="0020fc99" style:font-size-asian="10pt" style:font-style-asian="italic" style:font-size-complex="10pt"/>
    </style:style>
    <style:style style:name="P5" style:family="paragraph" style:parent-style-name="Standard">
      <style:paragraph-properties fo:margin-top="0cm" fo:margin-bottom="0cm" style:contextual-spacing="false" fo:text-align="justify" style:justify-single-word="false"/>
      <style:text-properties fo:font-size="10pt" fo:font-style="italic" officeooo:rsid="00179036" officeooo:paragraph-rsid="0021ce2a" style:font-size-asian="10pt" style:font-style-asian="italic" style:font-size-complex="10pt"/>
    </style:style>
    <style:style style:name="P6" style:family="paragraph" style:parent-style-name="Standard">
      <style:paragraph-properties fo:margin-top="0cm" fo:margin-bottom="0cm" style:contextual-spacing="false" fo:text-align="justify" style:justify-single-word="false">
        <style:tab-stops>
          <style:tab-stop style:position="2.833cm"/>
        </style:tab-stops>
      </style:paragraph-properties>
      <style:text-properties fo:font-size="10pt" fo:font-style="italic" officeooo:rsid="001a3051" officeooo:paragraph-rsid="0029ab0d" style:font-size-asian="10pt" style:font-style-asian="italic" style:font-size-complex="10pt"/>
    </style:style>
    <style:style style:name="P7" style:family="paragraph" style:parent-style-name="Standard">
      <style:paragraph-properties fo:margin-top="0cm" fo:margin-bottom="0cm" style:contextual-spacing="false" fo:text-align="justify" style:justify-single-word="false"/>
      <style:text-properties fo:font-size="10pt" fo:font-style="italic" officeooo:rsid="0021ce2a" officeooo:paragraph-rsid="0021ce2a" style:font-size-asian="10pt" style:font-style-asian="italic" style:font-size-complex="10pt"/>
    </style:style>
    <style:style style:name="P8" style:family="paragraph" style:parent-style-name="Standard">
      <style:paragraph-properties fo:margin-top="0cm" fo:margin-bottom="0cm" style:contextual-spacing="false" fo:text-align="justify" style:justify-single-word="false">
        <style:tab-stops>
          <style:tab-stop style:position="2.833cm"/>
        </style:tab-stops>
      </style:paragraph-properties>
      <style:text-properties fo:font-size="10pt" fo:font-style="italic" officeooo:rsid="0016698e" officeooo:paragraph-rsid="002463e8" style:font-size-asian="10pt" style:font-style-asian="italic" style:font-size-complex="10pt" style:font-style-complex="italic"/>
    </style:style>
    <style:style style:name="P9" style:family="paragraph" style:parent-style-name="Standard">
      <style:paragraph-properties fo:margin-top="0cm" fo:margin-bottom="0cm" style:contextual-spacing="false" fo:text-align="justify" style:justify-single-word="false"/>
      <style:text-properties fo:font-size="10pt" fo:font-style="italic" fo:font-weight="bold" officeooo:rsid="001a1077" officeooo:paragraph-rsid="001a1077" style:font-size-asian="10pt" style:font-style-asian="italic" style:font-weight-asian="bold" style:font-size-complex="10pt"/>
    </style:style>
    <style:style style:name="P10" style:family="paragraph" style:parent-style-name="Standard">
      <style:paragraph-properties fo:margin-top="0cm" fo:margin-bottom="0cm" style:contextual-spacing="false" fo:text-align="justify" style:justify-single-word="false">
        <style:tab-stops>
          <style:tab-stop style:position="2.833cm"/>
        </style:tab-stops>
      </style:paragraph-properties>
      <style:text-properties fo:font-size="10pt" fo:font-style="normal" officeooo:rsid="0016698e" officeooo:paragraph-rsid="002463e8" style:font-size-asian="10pt" style:font-style-asian="normal" style:font-size-complex="10pt" style:font-style-complex="normal"/>
    </style:style>
    <style:style style:name="P11" style:family="paragraph" style:parent-style-name="Standard">
      <style:paragraph-properties fo:margin-top="0cm" fo:margin-bottom="0cm" style:contextual-spacing="false" fo:text-align="justify" style:justify-single-word="false">
        <style:tab-stops>
          <style:tab-stop style:position="2.833cm"/>
        </style:tab-stops>
      </style:paragraph-properties>
      <style:text-properties fo:font-size="10pt" fo:font-style="normal" style:text-underline-style="solid" style:text-underline-width="auto" style:text-underline-color="font-color" officeooo:rsid="0016698e" officeooo:paragraph-rsid="002463e8" style:font-size-asian="10pt" style:font-style-asian="normal" style:font-size-complex="10pt" style:font-style-complex="normal"/>
    </style:style>
    <style:style style:name="P12" style:family="paragraph" style:parent-style-name="Standard">
      <style:paragraph-properties fo:margin-top="0cm" fo:margin-bottom="0cm" style:contextual-spacing="false" fo:text-align="justify" style:justify-single-word="false">
        <style:tab-stops>
          <style:tab-stop style:position="2.833cm"/>
        </style:tab-stops>
      </style:paragraph-properties>
      <style:text-properties fo:font-size="10pt" fo:font-style="normal" style:text-underline-style="none" fo:font-weight="normal" officeooo:rsid="0016698e" officeooo:paragraph-rsid="0029ab0d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margin-top="0cm" fo:margin-bottom="0cm" style:contextual-spacing="false" fo:text-align="justify" style:justify-single-word="false"/>
      <style:text-properties style:text-underline-style="solid" style:text-underline-width="auto" style:text-underline-color="font-color" fo:font-weight="normal" officeooo:rsid="001a1077" officeooo:paragraph-rsid="001a1077" style:font-weight-asian="normal" style:font-weight-complex="normal"/>
    </style:style>
    <style:style style:name="P14" style:family="paragraph" style:parent-style-name="Standard">
      <style:paragraph-properties fo:margin-top="0cm" fo:margin-bottom="0cm" style:contextual-spacing="false" fo:text-align="justify" style:justify-single-word="false"/>
      <style:text-properties style:text-underline-style="solid" style:text-underline-width="auto" style:text-underline-color="font-color" fo:font-weight="normal" officeooo:rsid="0021ce2a" officeooo:paragraph-rsid="001a1077" style:font-weight-asian="normal" style:font-weight-complex="normal"/>
    </style:style>
    <style:style style:name="P15" style:family="paragraph" style:parent-style-name="Standard">
      <style:paragraph-properties fo:margin-top="0cm" fo:margin-bottom="0cm" style:contextual-spacing="false" fo:text-align="justify" style:justify-single-word="false"/>
      <style:text-properties officeooo:rsid="001de083" officeooo:paragraph-rsid="002b32d5"/>
    </style:style>
    <style:style style:name="P16" style:family="paragraph" style:parent-style-name="Standard">
      <style:paragraph-properties fo:margin-top="0cm" fo:margin-bottom="0cm" style:contextual-spacing="false" fo:text-align="justify" style:justify-single-word="false"/>
      <style:text-properties officeooo:rsid="0020fc99" officeooo:paragraph-rsid="0021ce2a"/>
    </style:style>
    <style:style style:name="P17" style:family="paragraph" style:parent-style-name="Standard">
      <style:paragraph-properties fo:margin-top="0cm" fo:margin-bottom="0cm" style:contextual-spacing="false"/>
      <style:text-properties officeooo:paragraph-rsid="00372877"/>
    </style:style>
    <style:style style:name="P18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19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372877"/>
    </style:style>
    <style:style style:name="P20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1a1077"/>
    </style:style>
    <style:style style:name="P21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1e8c44"/>
    </style:style>
    <style:style style:name="P22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2d17e9"/>
    </style:style>
    <style:style style:name="P23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31741f"/>
    </style:style>
    <style:style style:name="P24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343fd6"/>
    </style:style>
    <style:style style:name="P25" style:family="paragraph" style:parent-style-name="Standard">
      <style:paragraph-properties fo:margin-top="0cm" fo:margin-bottom="0cm" style:contextual-spacing="false" fo:text-align="justify" style:justify-single-word="false"/>
      <style:text-properties fo:font-weight="bold" style:font-weight-asian="bold"/>
    </style:style>
    <style:style style:name="P26" style:family="paragraph" style:parent-style-name="Standard">
      <style:paragraph-properties fo:margin-top="0cm" fo:margin-bottom="0cm" style:contextual-spacing="false" fo:text-align="justify" style:justify-single-word="false" fo:break-before="page"/>
      <style:text-properties officeooo:paragraph-rsid="0031741f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4f91c" style:font-weight-asian="bold"/>
    </style:style>
    <style:style style:name="T3" style:family="text">
      <style:text-properties fo:font-weight="bold" officeooo:rsid="00179036" style:font-weight-asian="bold"/>
    </style:style>
    <style:style style:name="T4" style:family="text">
      <style:text-properties fo:font-weight="bold" officeooo:rsid="00192314" style:font-weight-asian="bold"/>
    </style:style>
    <style:style style:name="T5" style:family="text">
      <style:text-properties fo:font-weight="bold" officeooo:rsid="001a1077" style:font-weight-asian="bold"/>
    </style:style>
    <style:style style:name="T6" style:family="text">
      <style:text-properties fo:font-weight="bold" officeooo:rsid="001c5fa5" style:font-weight-asian="bold"/>
    </style:style>
    <style:style style:name="T7" style:family="text">
      <style:text-properties fo:font-weight="bold" officeooo:rsid="001e8c44" style:font-weight-asian="bold"/>
    </style:style>
    <style:style style:name="T8" style:family="text">
      <style:text-properties fo:font-weight="bold" officeooo:rsid="00206356" style:font-weight-asian="bold"/>
    </style:style>
    <style:style style:name="T9" style:family="text">
      <style:text-properties fo:font-weight="bold" officeooo:rsid="00242305" style:font-weight-asian="bold"/>
    </style:style>
    <style:style style:name="T10" style:family="text">
      <style:text-properties fo:font-weight="bold" officeooo:rsid="0031741f" style:font-weight-asian="bold"/>
    </style:style>
    <style:style style:name="T11" style:family="text">
      <style:text-properties fo:font-weight="bold" officeooo:rsid="00343fd6" style:font-weight-asian="bold"/>
    </style:style>
    <style:style style:name="T12" style:family="text">
      <style:text-properties fo:font-weight="bold" officeooo:rsid="00372877" style:font-weight-asian="bold"/>
    </style:style>
    <style:style style:name="T13" style:family="text">
      <style:text-properties fo:font-size="10pt" fo:font-style="italic" style:font-size-asian="10pt" style:font-style-asian="italic" style:font-size-complex="10pt"/>
    </style:style>
    <style:style style:name="T14" style:family="text">
      <style:text-properties officeooo:rsid="00206356"/>
    </style:style>
    <style:style style:name="T15" style:family="text">
      <style:text-properties officeooo:rsid="0020c0ee"/>
    </style:style>
    <style:style style:name="T16" style:family="text">
      <style:text-properties officeooo:rsid="0020fc99"/>
    </style:style>
    <style:style style:name="T17" style:family="text">
      <style:text-properties officeooo:rsid="0021ce2a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20fc99"/>
    </style:style>
    <style:style style:name="T20" style:family="text">
      <style:text-properties fo:font-size="11pt" officeooo:rsid="002463e8" style:font-size-asian="11pt" style:font-size-complex="11pt"/>
    </style:style>
    <style:style style:name="T21" style:family="text">
      <style:text-properties fo:font-size="11pt" officeooo:rsid="00251a82" style:font-size-asian="11pt" style:font-size-complex="11pt"/>
    </style:style>
    <style:style style:name="T22" style:family="text">
      <style:text-properties fo:font-size="11pt" officeooo:rsid="002692b4" style:font-size-asian="11pt" style:font-size-complex="11pt"/>
    </style:style>
    <style:style style:name="T23" style:family="text">
      <style:text-properties fo:font-size="11pt" officeooo:rsid="0027d81e" style:font-size-asian="11pt" style:font-size-complex="11pt"/>
    </style:style>
    <style:style style:name="T24" style:family="text">
      <style:text-properties fo:font-size="11pt" officeooo:rsid="0029ab0d" style:font-size-asian="11pt" style:font-size-complex="11pt"/>
    </style:style>
    <style:style style:name="T25" style:family="text">
      <style:text-properties fo:font-size="11pt" officeooo:rsid="0029e064" style:font-size-asian="11pt" style:font-size-complex="11pt"/>
    </style:style>
    <style:style style:name="T26" style:family="text">
      <style:text-properties fo:font-size="11pt" fo:font-style="normal" officeooo:rsid="0031741f" style:font-size-asian="9.60000038146973pt" style:font-style-asian="normal" style:font-size-complex="11pt" style:font-style-complex="normal"/>
    </style:style>
    <style:style style:name="T27" style:family="text">
      <style:text-properties fo:font-size="11pt" fo:font-style="normal" officeooo:rsid="003326b0" style:font-size-asian="9.60000038146973pt" style:font-style-asian="normal" style:font-size-complex="11pt" style:font-style-complex="normal"/>
    </style:style>
    <style:style style:name="T28" style:family="text">
      <style:text-properties fo:font-size="11pt" fo:font-style="normal" officeooo:rsid="00343fd6" style:font-size-asian="9.60000038146973pt" style:font-style-asian="normal" style:font-size-complex="11pt" style:font-style-complex="normal"/>
    </style:style>
    <style:style style:name="T29" style:family="text">
      <style:text-properties officeooo:rsid="002463e8"/>
    </style:style>
    <style:style style:name="T30" style:family="text">
      <style:text-properties fo:font-style="italic" officeooo:rsid="002463e8" style:font-style-asian="italic" style:font-style-complex="italic"/>
    </style:style>
    <style:style style:name="T31" style:family="text">
      <style:text-properties officeooo:rsid="002b32d5"/>
    </style:style>
    <style:style style:name="T32" style:family="text">
      <style:text-properties officeooo:rsid="002d17e9"/>
    </style:style>
    <style:style style:name="T33" style:family="text">
      <style:text-properties officeooo:rsid="002d7b2d"/>
    </style:style>
    <style:style style:name="T34" style:family="text">
      <style:text-properties officeooo:rsid="002f2abd"/>
    </style:style>
    <style:style style:name="T35" style:family="text">
      <style:text-properties officeooo:rsid="003106e0"/>
    </style:style>
    <style:style style:name="T36" style:family="text">
      <style:text-properties officeooo:rsid="00314f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dde-connection-decls/>
      <text:p text:style-name="P1"><text:span text:style-name="T12">Nome: Vinícius Andrade Frederico<text:tab/><text:tab/>RA: 139223</text:span></text:p>
      <text:p text:style-name="P17"><text:span text:style-name="T12"/></text:p>
      <text:p text:style-name="P19"><text:span text:style-name="T1">Obs: O arquivo lab</text:span><text:span text:style-name="T2">0</text:span><text:span text:style-name="T8">5</text:span><text:span text:style-name="T1">.zip contém o código por completo. Abaixo estão somente os códigos necessários para o relatório.</text:span></text:p>
      <text:p text:style-name="P25"/>
      <text:p text:style-name="P18"><text:span text:style-name="T1">Item 0</text:span><text:span text:style-name="T8">1</text:span><text:span text:style-name="T1">)</text:span></text:p>
      <text:p text:style-name="P2"><text:span text:style-name="T14">Ao alterar os tipos das variáveis para int, byte, byte, o programa compila sem problemas. Ao alterar para float, o programa não compila, como já era esperado, uma vez que não há construtor que utilize parâmetros float, float, float.</text:span></text:p>
      <text:p text:style-name="P2"><text:span text:style-name="T14"/></text:p>
      <text:p text:style-name="P18"><text:span text:style-name="T1">Item 0</text:span><text:span text:style-name="T3">2</text:span><text:span text:style-name="T1">)</text:span></text:p>
      <text:p text:style-name="P14"><text:span text:style-name="T18">a)</text:span><text:span text:style-name="T19"> </text:span><text:span text:style-name="T16">Construtores e funções para obter titular, numConta e senha:</text:span></text:p>
      <text:p text:style-name="P3"><text:s/><text:span text:style-name="T15"><text:tab/>public ContaCor(String nome, int num, int pwd){</text:span></text:p>
      <text:p text:style-name="P3"><text:span text:style-name="T15"><text:tab/><text:tab/>titular = nome;</text:span></text:p>
      <text:p text:style-name="P3"><text:span text:style-name="T15"><text:tab/><text:tab/>numConta = num;</text:span></text:p>
      <text:p text:style-name="P3"><text:span text:style-name="T15"><text:tab/><text:tab/>senha = pwd;</text:span></text:p>
      <text:p text:style-name="P3"><text:span text:style-name="T15"><text:tab/><text:tab/>estado = 1; // conta é ativada quando criada</text:span></text:p>
      <text:p text:style-name="P3"><text:span text:style-name="T15"><text:tab/>}</text:span></text:p>
      <text:p text:style-name="P3"><text:span text:style-name="T15"><text:tab/>public ContaCor(String nome, double val, int num, int pwd) {</text:span></text:p>
      <text:p text:style-name="P3"><text:span text:style-name="T15"><text:tab/><text:tab/></text:span></text:p>
      <text:p text:style-name="P3"><text:span text:style-name="T15"><text:tab/><text:tab/>this(nome, num ,pwd);</text:span></text:p>
      <text:p text:style-name="P3"><text:span text:style-name="T15"><text:tab/><text:tab/>saldoAtual = val;</text:span></text:p>
      <text:p text:style-name="P3"><text:span text:style-name="T15"><text:tab/><text:tab/></text:span></text:p>
      <text:p text:style-name="P3"><text:span text:style-name="T15"><text:tab/>} // fim do construtor</text:span></text:p>
      <text:p text:style-name="P4"><text:span text:style-name="T16"><text:tab/>public String getTitular(){</text:span></text:p>
      <text:p text:style-name="P4"><text:span text:style-name="T16"><text:tab/><text:tab/>return titular;</text:span></text:p>
      <text:p text:style-name="P4"><text:span text:style-name="T16"><text:tab/>}</text:span></text:p>
      <text:p text:style-name="P4"><text:span text:style-name="T16"><text:tab/>public int getNumConta(){</text:span></text:p>
      <text:p text:style-name="P4"><text:span text:style-name="T16"><text:tab/><text:tab/>return numConta;</text:span></text:p>
      <text:p text:style-name="P4"><text:span text:style-name="T16"><text:tab/>}</text:span></text:p>
      <text:p text:style-name="P4"><text:span text:style-name="T16"><text:tab/>public int getSenha(){</text:span></text:p>
      <text:p text:style-name="P4"><text:span text:style-name="T16"><text:tab/><text:tab/>return senha;</text:span></text:p>
      <text:p text:style-name="P4"><text:span text:style-name="T16"><text:tab/>}</text:span></text:p>
      <text:p text:style-name="P4"><text:span text:style-name="T16"/></text:p>
      <text:p text:style-name="P16"><text:span text:style-name="T17">b</text:span>) <text:span text:style-name="T17">Pelo resultado obtido, pode-se concluir que ao utilizar o construtor sem passar saldo, será gerado uma conta com saldo 0, o mesmo acontece ao utilizar o construtor passando saldo 0. Ou seja, se passarmos um saldo, ele será o saldo utilizado para o objeto, caso contrário, será 0.</text:span></text:p>
      <text:p text:style-name="P13"><text:span text:style-name="T17">ExemploDoisConstrutores.java</text:span></text:p>
      <text:p text:style-name="P5"><text:span text:style-name="T17">package br.unicamp.ic.mc302.contaCor;</text:span></text:p>
      <text:p text:style-name="P5"><text:span text:style-name="T17">public class ExemploDoisConstrutores {</text:span></text:p>
      <text:p text:style-name="P5"><text:span text:style-name="T17"><text:tab/>public static void main(String args[]) {</text:span></text:p>
      <text:p text:style-name="P5"><text:span text:style-name="T17"><text:tab/><text:tab/>String titular = "Bob";</text:span></text:p>
      <text:p text:style-name="P5"><text:span text:style-name="T17"><text:tab/><text:tab/>int numConta = 30;</text:span></text:p>
      <text:p text:style-name="P5"><text:span text:style-name="T17"><text:tab/><text:tab/>int senha = 99;</text:span></text:p>
      <text:p text:style-name="P5"><text:span text:style-name="T17"><text:tab/><text:tab/>ContaCor cc1 = new ContaCor(titular, 0, numConta,senha); </text:span></text:p>
      <text:p text:style-name="P5"><text:span text:style-name="T17"><text:tab/><text:tab/>ContaCor cc2 = new ContaCor(titular, numConta, senha);</text:span></text:p>
      <text:p text:style-name="P5"><text:span text:style-name="T17"><text:tab/><text:tab/>System.out.println("CC1: titular: " + cc1.getTitular() + " Saldo: " + cc1.getSaldo(senha) + " numConta: " + cc1.getNumConta() + " Senha: " + cc1.getSenha());</text:span></text:p>
      <text:p text:style-name="P5"><text:span text:style-name="T17"><text:tab/><text:tab/>System.out.println("CC2: titular: " + cc2.getTitular() + " Saldo: " + cc2.getSaldo(senha) + " numConta: " + cc2.getNumConta() + " Senha: " + cc2.getSenha());</text:span></text:p>
      <text:p text:style-name="P5"><text:span text:style-name="T17"><text:tab/>}</text:span></text:p>
      <text:p text:style-name="P5"><text:span text:style-name="T17">}</text:span></text:p>
      <text:p text:style-name="P5"><text:span text:style-name="T17"/></text:p>
      <text:p text:style-name="P14">Saída:</text:p>
      <text:p text:style-name="P7"><text:soft-page-break/>CC1: titular: Bob Saldo: 0.0 numConta: 30 Senha: 99</text:p>
      <text:p text:style-name="P7">CC2: titular: Bob Saldo: 0.0 numConta: 30 Senha: 99</text:p>
      <text:p text:style-name="P7"/>
      <text:p text:style-name="P18"><text:span text:style-name="T1">Item 0</text:span><text:span text:style-name="T4">3</text:span><text:span text:style-name="T9">)</text:span><text:span text:style-name="T13"> <text:s text:c="3"/></text:span></text:p>
      <text:p text:style-name="P10"><text:span text:style-name="T20">O programa não compila pois a variável d é do tipo Documento, então, mesmo que diga que a variável é referência de uma Carta ou Telegrama, não possui os métodos deles, só de Documento. </text:span><text:span text:style-name="T21">Ao alterar para o main para o código abaixo, não temos mais falhas, pois há a conversão de tipos dentro dos if's, logo, o objeto possuirá os métodos</text:span><text:span text:style-name="T22"> </text:span><text:span text:style-name="T23">então as falhas deixam de existir</text:span><text:span text:style-name="T21">.</text:span></text:p>
      <text:p text:style-name="P11"><text:span text:style-name="T20">Main de ExemploPolimorfismoSemRedefinicao.java:</text:span></text:p>
      <text:p text:style-name="P10"><text:span text:style-name="T20"><text:tab/></text:span><text:span text:style-name="T30">public static void main(String args[]) {</text:span></text:p>
      <text:p text:style-name="P8"><text:span text:style-name="T29"><text:tab/><text:tab/>Documento d = new Documento();</text:span></text:p>
      <text:p text:style-name="P8"><text:span text:style-name="T29"><text:tab/><text:tab/>d.imprimir();</text:span></text:p>
      <text:p text:style-name="P8"><text:span text:style-name="T29"><text:tab/><text:tab/>d = new Carta(); // d pode tambem referenciar um objeto do tipo Carta</text:span></text:p>
      <text:p text:style-name="P8"><text:span text:style-name="T29"><text:tab/><text:tab/>if(d instanceof Carta){</text:span></text:p>
      <text:p text:style-name="P8"><text:span text:style-name="T29"><text:tab/><text:tab/><text:tab/>Carta carta = (Carta) d;</text:span></text:p>
      <text:p text:style-name="P8"><text:span text:style-name="T29"><text:tab/><text:tab/><text:tab/><text:tab/></text:span></text:p>
      <text:p text:style-name="P8"><text:span text:style-name="T29"><text:tab/><text:tab/><text:tab/>carta.imprimir();</text:span></text:p>
      <text:p text:style-name="P8"><text:span text:style-name="T29"><text:tab/><text:tab/><text:tab/>carta.anexar(); </text:span></text:p>
      <text:p text:style-name="P8"><text:span text:style-name="T29"><text:tab/><text:tab/>}</text:span></text:p>
      <text:p text:style-name="P8"><text:span text:style-name="T29"><text:tab/><text:tab/>d = new Telegrama(); // d pode tambem referenciar um objeto do tipo</text:span></text:p>
      <text:p text:style-name="P8"><text:span text:style-name="T29"><text:tab/><text:tab/><text:tab/><text:tab/><text:tab/><text:tab/><text:tab/><text:tab/>// Telegrama</text:span></text:p>
      <text:p text:style-name="P8"><text:span text:style-name="T29"><text:tab/><text:tab/>if(d instanceof Telegrama){</text:span></text:p>
      <text:p text:style-name="P8"><text:span text:style-name="T29"><text:tab/><text:tab/><text:tab/>Telegrama telegrama = (Telegrama) d;</text:span></text:p>
      <text:p text:style-name="P8"><text:span text:style-name="T29"><text:tab/><text:tab/><text:tab/><text:tab/></text:span></text:p>
      <text:p text:style-name="P8"><text:span text:style-name="T29"><text:tab/><text:tab/><text:tab/>telegrama.imprimir();</text:span></text:p>
      <text:p text:style-name="P8"><text:span text:style-name="T29"><text:tab/><text:tab/><text:tab/>telegrama.registrar();</text:span></text:p>
      <text:p text:style-name="P8"><text:span text:style-name="T29"><text:tab/><text:tab/><text:tab/>telegrama.pagar();</text:span></text:p>
      <text:p text:style-name="P8"><text:span text:style-name="T29"><text:tab/><text:tab/>}</text:span></text:p>
      <text:p text:style-name="P8"><text:span text:style-name="T29"><text:tab/>}</text:span></text:p>
      <text:p text:style-name="P9"/>
      <text:p text:style-name="P20"><text:span text:style-name="T1">Item 0</text:span><text:span text:style-name="T5">4</text:span><text:span text:style-name="T1">)</text:span></text:p>
      <text:p text:style-name="P12"><text:span text:style-name="T20">O programa não compila pois a variável </text:span><text:span text:style-name="T24">c1</text:span><text:span text:style-name="T20"> é do tipo </text:span><text:span text:style-name="T24">ContaCor</text:span><text:span text:style-name="T20">, então, mesmo que diga que a variável é referência de um </text:span><text:span text:style-name="T24">ContaEsp</text:span><text:span text:style-name="T20">, não possui os métodos dele, só de </text:span><text:span text:style-name="T24">ContaCor, então não possui os métodos alteraLimite e getCreditoUsado utilizados. </text:span><text:span text:style-name="T25">Ao adicionar as linhas para imprimirem qual classe que possui o método debitaValor, percebe-se que quando c1 = new ContaCor, é chamado o método de ContaCor, e quando c1 = new ContaEsp, é chamado o método de ContaEsp, o qual irá chamar em sua execução o método de ContaCor utilizando super.debitaValor.</text:span></text:p>
      <text:p text:style-name="P6"/>
      <text:p text:style-name="P18"><text:span text:style-name="T1">Item </text:span><text:span text:style-name="T6">05</text:span><text:span text:style-name="T1">)</text:span></text:p>
      <text:p text:style-name="P15"><text:span text:style-name="T31">O programa não compila ao adicionar o modificador final ao método de ContaCor, pois não permite que ContaEsp</text:span><text:span text:style-name="T34"> redefina</text:span><text:span text:style-name="T31"> o método debitaValor. Ao desfazer a adição e adicionar o modificador ao método de ContaEsp, o programa compila normalmente. O que acontece é, o modificador final determina o último ponto de </text:span><text:span text:style-name="T35">redefinição</text:span><text:span text:style-name="T31">, logo, se tentarmos </text:span><text:span text:style-name="T33">redefinir</text:span><text:span text:style-name="T31"> o método além do ponto em que possui final, não conseguiremos poi</text:span><text:span text:style-name="T36">s </text:span><text:span text:style-name="T31">ali é o máximo de </text:span><text:span text:style-name="T33">redefinição</text:span><text:span text:style-name="T31"> permitido.</text:span></text:p>
      <text:p text:style-name="P15"><text:span text:style-name="T31"/></text:p>
      <text:p text:style-name="P21"><text:span text:style-name="T1">Item </text:span><text:span text:style-name="T6">0</text:span><text:span text:style-name="T7">6</text:span><text:span text:style-name="T1">)</text:span></text:p>
      <text:p text:style-name="P22"><text:span text:style-name="T32">Não é possível redefinir o método debitaValor. Isso ocorre pelo mesmo motivo explicado no item 05, pois debitaValor de ContaEsp possui o modificador final, e ContaEspPoup tenta redefinir debitaValor.</text:span></text:p>
      <text:p text:style-name="P26"><text:span text:style-name="T1">Item </text:span><text:span text:style-name="T6">0</text:span><text:span text:style-name="T10">7</text:span><text:span text:style-name="T1">)</text:span></text:p>
      <text:p text:style-name="P23"><text:span text:style-name="T26">Para imprimir o estado completo dos objetos Carro e Caminhão, basta chamar super.mostra() dentro dos métodos mostra() dessas classes.</text:span><text:span text:style-name="T27"> Ao alterar a visibilidade do método mostra() de Carro para private, quando for chamado o método mostra() de um objeto Carro no método mostraFila, será utilizado o método mostra() de Veiculo, pois é o método que está visível para o lado externo da classe Carro.</text:span></text:p>
      <text:p text:style-name="P23"><text:span text:style-name="T27"/></text:p>
      <text:p text:style-name="P24"><text:span text:style-name="T1">Item </text:span><text:span text:style-name="T6">0</text:span><text:span text:style-name="T11">8</text:span><text:span text:style-name="T1">) </text:span><text:span text:style-name="T28">Códigos dentro do arquivo lab05.zi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1" svg:font-family="Calibri" style:font-family-generic="swiss"/>
    <style:font-face style:name="DejaVu Sans1" svg:font-family="'DejaVu Sans'" style:font-family-generic="swiss"/>
    <style:font-face style:name="Monospace" svg:font-family="Monospace" style:font-pitch="fixed"/>
    <style:font-face style:name="WenQuanYi Zen Hei Sharp1" svg:font-family="'WenQuanYi Zen Hei Sharp'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WenQuanYi Zen Hei Sharp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.27cm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ícius</meta:initial-creator>
    <meta:editing-cycles>41</meta:editing-cycles>
    <meta:print-date>2013-03-05T18:32:00</meta:print-date>
    <meta:creation-date>2013-03-05T18:14:00</meta:creation-date>
    <dc:date>2013-04-09T16:11:16</dc:date>
    <meta:editing-duration>PT3H33M46S</meta:editing-duration>
    <meta:generator>LibreOffice/3.6$Linux_X86_64 LibreOffice_project/360m1$Build-2</meta:generator>
    <dc:creator>Vinícius Frederico</dc:creator>
    <meta:document-statistic meta:table-count="0" meta:image-count="0" meta:object-count="0" meta:page-count="3" meta:paragraph-count="76" meta:word-count="709" meta:character-count="4502" meta:non-whitespace-character-count="3754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